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period</text:p>
          </table:table-cell>
          <table:table-cell table:formula="of:=1000/[.B1]" office:value-type="float" office:value="12.5" calcext:value-type="float">
            <text:p>12.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im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ty</text:p>
          </table:table-cell>
          <table:table-cell table:formula="of:=[.B3]/[.$F$1]*[.$B$2]" office:value-type="float" office:value="80" calcext:value-type="float">
            <text:p>80</text:p>
          </table:table-cell>
          <table:table-cell table:formula="of:=[.B3]*[.B1]*[.B2]/1000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number-columns-repeated="3"/>
          <table:table-cell table:formula="of:=[.B4]/[.$F$1]*[.$B$2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B5]/[.$F$1]*[.$B$2]" office:value-type="float" office:value="160" calcext:value-type="float">
            <text:p>1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0T20:49:58.244594793</meta:creation-date>
    <dc:date>2026-02-20T21:31:04.443060501</dc:date>
    <meta:editing-duration>PT10M44S</meta:editing-duration>
    <meta:editing-cycles>1</meta:editing-cycles>
    <meta:document-statistic meta:table-count="1" meta:cell-count="17" meta:object-count="0"/>
    <meta:generator>LibreOffice/26.2.0.3$Linux_X86_64 LibreOffice_project/f1632ca95bc60e4a160604f46a6d9de4857c31ac</meta:generator>
  </office:meta>
</office:document-meta>
</file>